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9000001F956B8E1D874F3A955.png" manifest:media-type="image/png"/>
  <manifest:file-entry manifest:full-path="Pictures/100012990000343500003435EFC640F1955E69AE.svg" manifest:media-type="image/svg+xml"/>
  <manifest:file-entry manifest:full-path="Pictures/10000201000001CC000001CC1057971FA1FE9379.png" manifest:media-type="image/png"/>
  <manifest:file-entry manifest:full-path="Pictures/1000059F000030640000306466C27FB08FB47809.svg" manifest:media-type="image/svg+xml"/>
  <manifest:file-entry manifest:full-path="Pictures/10000201000001DD000001DD9606DBFF8B0536C4.png" manifest:media-type="image/png"/>
  <manifest:file-entry manifest:full-path="Pictures/100002000000000A0000000A6361AF2587162F7F.gif" manifest:media-type="image/gif"/>
  <manifest:file-entry manifest:full-path="Pictures/1000098B0000314100003141CF49AA46C681BBF2.svg" manifest:media-type="image/svg+xml"/>
  <manifest:file-entry manifest:full-path="Pictures/10000201000001D4000001D48B8B069DB7311384.png" manifest:media-type="image/png"/>
  <manifest:file-entry manifest:full-path="Pictures/1000064600002F8D00002F8DA05D06A3F28C911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c8f8f" draw:fill-color="#8b4513" draw:opacity="100%" draw:opacity-name="Transparency_20_2" draw:textarea-horizontal-align="justify" draw:textarea-vertical-align="middle" draw:auto-grow-height="false" fo:min-height="4.25cm" fo:min-width="2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44cm"/>
    </style:style>
    <style:style style:name="gr4" style:family="graphic" style:parent-style-name="standard">
      <style:graphic-properties draw:stroke="none" svg:stroke-color="#000000" draw:fill="none" draw:fill-color="#ffffff" fo:min-height="2.083cm"/>
    </style:style>
    <style:style style:name="gr5" style:family="graphic" style:parent-style-name="standard">
      <style:graphic-properties draw:stroke="none" svg:stroke-color="#000000" draw:fill="none" draw:fill-color="#ffffff" fo:min-height="5.668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-2%" draw:gamma="100%" draw:red="-1%" draw:green="0%" draw:blue="0%" fo:clip="rect(0cm, 0cm, 0cm, 0cm)" draw:image-opacity="100%" style:mirror="horizontal"/>
    </style:style>
    <style:style style:name="P1" style:family="paragraph">
      <loext:graphic-properties draw:fill-color="#8b4513" draw:opacity="100%" draw:opacity-name="Transparency_20_2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Purisa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Purisa" fo:font-size="14pt" fo:font-weight="bold" fo:background-color="transparent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8b4513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P8" style:family="paragraph">
      <style:paragraph-properties fo:text-align="start"/>
    </style:style>
    <style:style style:name="T1" style:family="text">
      <style:text-properties fo:color="#ffffff" style:font-name="Purisa" fo:font-size="14pt" fo:font-weight="bold" fo:background-color="transparent" style:font-size-asian="14pt" style:font-weight-asian="bold" style:font-size-complex="14pt" style:font-weight-complex="bold"/>
    </style:style>
    <style:style style:name="T2" style:family="text">
      <style:text-properties fo:color="#ffffff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T3" style:family="text">
      <style:text-properties fo:color="#8b4513" style:font-name="Purisa" fo:font-size="18pt" fo:text-shadow="1pt 1pt" fo:font-weight="bold" fo:background-color="transparent" style:font-size-asian="18pt" style:font-weight-asian="bold" style:font-size-complex="18pt" style:font-weight-complex="bold"/>
    </style:style>
    <style:style style:name="T4" style:family="text">
      <style:text-properties fo:color="#ffffff" style:font-name="Purisa" fo:font-size="12pt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fo:color="#333333" style:font-name="Purisa" fo:font-size="6pt" fo:text-shadow="1pt 1pt" fo:font-weight="bold" fo:background-color="transparent" style:font-size-asian="6pt" style:font-weight-asian="bold" style:font-size-complex="6pt" style:font-weight-complex="bold"/>
    </style:style>
    <style:style style:name="T6" style:family="text">
      <style:text-properties fo:color="#333333" style:font-name="Purisa" fo:font-size="8pt" fo:text-shadow="1pt 1pt" fo:font-weight="bold" fo:background-color="transparen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6361AF2587162F7F.gif" xlink:type="simple" xlink:show="embed" xlink:actuate="onLoad">
        <style:list-level-properties text:min-label-width="0.3cm" style:vertical-pos="middle" style:vertical-rel="line" fo:width="0.265cm" fo:height="0.265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361AF2587162F7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361AF2587162F7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6361AF2587162F7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4.5cm" svg:x="9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.5cm" svg:x="5.013cm" svg:y="0.9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69) translate (5.237cm 0.982cm)">
          <draw:image xlink:href="Pictures/1000059F000030640000306466C27FB08FB47809.svg" xlink:type="simple" xlink:show="embed" xlink:actuate="onLoad">
            <text:p/>
          </draw:image>
          <draw:image xlink:href="Pictures/10000201000001D4000001D48B8B069DB7311384.png" xlink:type="simple" xlink:show="embed" xlink:actuate="onLoad"/>
        </draw:frame>
        <draw:custom-shape draw:style-name="gr1" draw:text-style-name="P1" draw:layer="layout" svg:width="3cm" svg:height="4.5cm" svg:x="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22cm" svg:height="2.422cm" svg:x="5.997cm" svg:y="1.779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custom-shape draw:style-name="gr1" draw:text-style-name="P1" draw:layer="layout" svg:width="3cm" svg:height="4.5cm" svg:x="0.995cm" svg:y="0.9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69) translate (1.219cm 0.982cm)">
          <draw:image xlink:href="Pictures/1000059F000030640000306466C27FB08FB47809.svg" xlink:type="simple" xlink:show="embed" xlink:actuate="onLoad">
            <text:p/>
          </draw:image>
          <draw:image xlink:href="Pictures/10000201000001D4000001D48B8B069DB7311384.png" xlink:type="simple" xlink:show="embed" xlink:actuate="onLoad"/>
        </draw:frame>
        <draw:frame draw:style-name="gr3" draw:text-style-name="P5" draw:layer="layout" svg:width="2.8cm" svg:height="2.69cm" svg:x="1.368cm" svg:y="1.613cm">
          <draw:text-box>
            <text:p text:style-name="P4"><text:span text:style-name="T1">Voie</text:span></text:p>
            <text:p text:style-name="P4"><text:span text:style-name="T1">Des</text:span></text:p>
            <text:p text:style-name="P4"><text:span text:style-name="T1">Élixirs</text:span></text:p>
          </draw:text-box>
        </draw:frame>
        <draw:frame draw:style-name="gr2" draw:text-style-name="P3" draw:layer="layout" svg:width="0.564cm" svg:height="0.564cm" svg:x="3.435cm" svg:y="4.007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frame draw:style-name="gr2" draw:text-style-name="P3" draw:layer="layout" svg:width="0.564cm" svg:height="0.564cm" svg:x="1.789cm" svg:y="1.359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frame draw:style-name="gr3" draw:text-style-name="P6" draw:layer="layout" svg:width="2.8cm" svg:height="2.69cm" svg:x="1.369cm" svg:y="1.614cm">
          <draw:text-box>
            <text:p text:style-name="P4"><text:span text:style-name="T2">Voie</text:span></text:p>
            <text:p text:style-name="P4"><text:span text:style-name="T2">Des</text:span></text:p>
            <text:p text:style-name="P4"><text:span text:style-name="T2">Élixirs</text:span></text:p>
          </draw:text-box>
        </draw:frame>
        <draw:frame draw:style-name="gr2" draw:text-style-name="P3" draw:layer="layout" svg:width="0.564cm" svg:height="0.564cm" svg:x="3.436cm" svg:y="4.008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frame draw:style-name="gr2" draw:text-style-name="P3" draw:layer="layout" svg:width="0.564cm" svg:height="0.564cm" svg:x="1.79cm" svg:y="1.36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frame draw:style-name="gr2" draw:text-style-name="P3" draw:layer="layout" svg:width="3.2cm" svg:height="3.2cm" svg:x="9.3cm" svg:y="1.6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7" draw:layer="layout" svg:width="2.8cm" svg:height="2.333cm" svg:x="9cm" svg:y="1.91cm">
          <draw:text-box>
            <text:p text:style-name="P4"><text:span text:style-name="T3">Rang</text:span></text:p>
            <text:p text:style-name="P4"><text:span text:style-name="T3">1</text:span></text:p>
          </draw:text-box>
        </draw:frame>
        <draw:custom-shape draw:style-name="gr1" draw:text-style-name="P1" draw:layer="layout" svg:width="3cm" svg:height="4.5cm" svg:x="1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cm" svg:height="3.2cm" svg:x="1.3cm" svg:y="6.6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7" draw:layer="layout" svg:width="2.8cm" svg:height="2.333cm" svg:x="1cm" svg:y="6.91cm">
          <draw:text-box>
            <text:p text:style-name="P4"><text:span text:style-name="T3">Rang</text:span></text:p>
            <text:p text:style-name="P4"><text:span text:style-name="T3">2</text:span></text:p>
          </draw:text-box>
        </draw:frame>
        <draw:custom-shape draw:style-name="gr1" draw:text-style-name="P1" draw:layer="layout" svg:width="3cm" svg:height="4.5cm" svg:x="5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cm" svg:height="3.2cm" svg:x="5.3cm" svg:y="6.6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7" draw:layer="layout" svg:width="2.8cm" svg:height="2.333cm" svg:x="5cm" svg:y="6.91cm">
          <draw:text-box>
            <text:p text:style-name="P4"><text:span text:style-name="T3">Rang</text:span></text:p>
            <text:p text:style-name="P4"><text:span text:style-name="T3">3</text:span></text:p>
          </draw:text-box>
        </draw:frame>
        <draw:custom-shape draw:style-name="gr1" draw:text-style-name="P1" draw:layer="layout" svg:width="3cm" svg:height="4.5cm" svg:x="8.9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cm" svg:height="3.2cm" svg:x="9.2cm" svg:y="6.6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7" draw:layer="layout" svg:width="2.8cm" svg:height="2.333cm" svg:x="8.9cm" svg:y="6.91cm">
          <draw:text-box>
            <text:p text:style-name="P4"><text:span text:style-name="T3">Rang</text:span></text:p>
            <text:p text:style-name="P4"><text:span text:style-name="T3">4</text:span></text:p>
          </draw:text-box>
        </draw:frame>
        <draw:custom-shape draw:style-name="gr1" draw:text-style-name="P1" draw:layer="layout" svg:width="3cm" svg:height="4.5cm" svg:x="12.8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cm" svg:height="3.2cm" svg:x="13.1cm" svg:y="6.6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7" draw:layer="layout" svg:width="2.8cm" svg:height="2.333cm" svg:x="12.8cm" svg:y="6.91cm">
          <draw:text-box>
            <text:p text:style-name="P4"><text:span text:style-name="T3">Rang</text:span></text:p>
            <text:p text:style-name="P4"><text:span text:style-name="T3">5</text:span></text:p>
          </draw:text-box>
        </draw:frame>
        <draw:custom-shape draw:style-name="gr1" draw:text-style-name="P1" draw:layer="layout" svg:width="3cm" svg:height="4.5cm" svg:x="5.031cm" svg:y="11.1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69) translate (5.255cm 11.1cm)">
          <draw:image xlink:href="Pictures/1000059F000030640000306466C27FB08FB47809.svg" xlink:type="simple" xlink:show="embed" xlink:actuate="onLoad">
            <text:p/>
          </draw:image>
          <draw:image xlink:href="Pictures/10000201000001D4000001D48B8B069DB7311384.png" xlink:type="simple" xlink:show="embed" xlink:actuate="onLoad"/>
        </draw:frame>
        <draw:custom-shape draw:style-name="gr1" draw:text-style-name="P1" draw:layer="layout" svg:width="3cm" svg:height="4.5cm" svg:x="1.013cm" svg:y="11.1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69) translate (1.237cm 11.1cm)">
          <draw:image xlink:href="Pictures/1000059F000030640000306466C27FB08FB47809.svg" xlink:type="simple" xlink:show="embed" xlink:actuate="onLoad">
            <text:p/>
          </draw:image>
          <draw:image xlink:href="Pictures/10000201000001D4000001D48B8B069DB7311384.png" xlink:type="simple" xlink:show="embed" xlink:actuate="onLoad"/>
        </draw:frame>
        <draw:frame draw:style-name="gr3" draw:text-style-name="P5" draw:layer="layout" svg:width="2.8cm" svg:height="2.69cm" svg:x="1.458cm" svg:y="11.895cm">
          <draw:text-box>
            <text:p text:style-name="P4"><text:span text:style-name="T4">Grimoire</text:span></text:p>
            <text:p text:style-name="P4"><text:span text:style-name="T4">De</text:span></text:p>
            <text:p text:style-name="P4"><text:span text:style-name="T4">Magicien</text:span></text:p>
          </draw:text-box>
        </draw:frame>
        <draw:frame draw:style-name="gr2" draw:text-style-name="P3" draw:layer="layout" svg:width="4cm" svg:height="4cm" svg:x="9cm" svg:y="11.4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5" draw:text-style-name="P7" draw:layer="layout" svg:width="3.3cm" svg:height="5.918cm" svg:x="8.8cm" svg:y="11.6cm">
          <draw:text-box>
            <text:p text:style-name="P4"><text:span text:style-name="T5">Utilisation : </text:span></text:p>
            <text:p text:style-name="P4"><text:span text:style-name="T5">Une fois par jour</text:span></text:p>
            <text:list text:style-name="L2">
              <text:list-header>
                <text:p text:style-name="P8"><text:span text:style-name="T5"/></text:p>
              </text:list-header>
            </text:list>
            <text:p text:style-name="P4"><text:span text:style-name="T5">Limitation :</text:span></text:p>
            <text:p text:style-name="P4"><text:span text:style-name="T5">Utilisable par tout </text:span><text:span text:style-name="T5">lanceur de sort des </text:span><text:span text:style-name="T5">arcanes dans la limite </text:span><text:span text:style-name="T5">du plus haut rang </text:span><text:span text:style-name="T5">atteint</text:span></text:p>
            <text:p text:style-name="P4"><text:span text:style-name="T6"/></text:p>
            <text:p text:style-name="P4"><text:span text:style-name="T3"/></text:p>
          </draw:text-box>
        </draw:frame>
        <draw:frame draw:style-name="gr6" draw:text-style-name="P4" draw:layer="layout" svg:width="0.585cm" svg:height="0.585cm" draw:transform="rotate (-3.14159265358979) translate (2.4cm 12.125cm)">
          <draw:image xlink:href="Pictures/100012990000343500003435EFC640F1955E69AE.svg" xlink:type="simple" xlink:show="embed" xlink:actuate="onLoad">
            <text:p/>
          </draw:image>
          <draw:image xlink:href="Pictures/10000201000001F9000001F956B8E1D874F3A955.png" xlink:type="simple" xlink:show="embed" xlink:actuate="onLoad"/>
        </draw:frame>
        <draw:frame draw:style-name="gr6" draw:text-style-name="P4" draw:layer="layout" svg:width="0.585cm" svg:height="0.585cm" draw:transform="rotate (-3.14159265358979) translate (3.885cm 14.6cm)">
          <draw:image xlink:href="Pictures/100012990000343500003435EFC640F1955E69AE.svg" xlink:type="simple" xlink:show="embed" xlink:actuate="onLoad">
            <text:p/>
          </draw:image>
          <draw:image xlink:href="Pictures/10000201000001F9000001F956B8E1D874F3A955.png" xlink:type="simple" xlink:show="embed" xlink:actuate="onLoad"/>
        </draw:frame>
        <draw:frame draw:style-name="gr6" draw:text-style-name="P4" draw:layer="layout" svg:width="2.054cm" svg:height="2.054cm" draw:transform="rotate (-3.14159265358979) translate (7.935cm 14.125cm)">
          <draw:image xlink:href="Pictures/100012990000343500003435EFC640F1955E69AE.svg" xlink:type="simple" xlink:show="embed" xlink:actuate="onLoad">
            <text:p/>
          </draw:image>
          <draw:image xlink:href="Pictures/10000201000001F9000001F956B8E1D874F3A95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2" draw:display-name="Transparency 2" draw:style="square" draw:cx="50%" draw:cy="50%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22:14:29.220416065</meta:creation-date>
    <dc:date>2020-04-22T14:36:02.942072149</dc:date>
    <meta:editing-duration>PT15M1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